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51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437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69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866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2.929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56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437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3.437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05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4.191cm" svg:height="0.762cm" svg:x="8.112cm" svg:y="1.508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91cm" svg:height="0.889cm" svg:x="5.475cm" svg:y="3.159cm">
          <text:p text:style-name="P1"><text:span text:style-name="T1">? </text:span><text:span text:style-name="T1">W</text:span><text:span text:style-name="T1">ar</text:span><text:span text:style-name="T1">mu</text:span><text:span text:style-name="T1">pM</text:span><text:span text:style-name="T1">od</text:span><text:span text:style-name="T1">e 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81cm" svg:height="1.778cm" svg:x="10.682cm" svg:y="3.032cm">
          <text:p text:style-name="P1"><text:span text:style-name="T1">? ! WarmupMode ?</text:span></text:p>
          <text:p text:style-name="P1"><text:span text:style-name="T1"/></text:p>
          <text:p text:style-name="P1"><text:span text:style-name="T1">Constraint = 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0.889cm" svg:x="1.157cm" svg:y="4.81cm">
          <text:p text:style-name="P1"><text:span text:style-name="T1">? WarmupSave ?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191cm" svg:height="3.048cm" svg:x="6.08cm" svg:y="4.81cm">
          <text:p text:style-name="P1"><text:span text:style-name="T1">? !WarmupSave ?</text:span></text:p>
          <text:p text:style-name="P1"><text:span text:style-name="T1"/></text:p>
          <text:p text:style-name="P1"><text:span text:style-name="T1">WarmupSave = 1</text:span></text:p>
          <text:p text:style-name="P1"><text:span text:style-name="T1">Constraint =</text:span></text:p>
          <text:p text:style-name="P1"><text:span text:style-name="T1">Max(1, ceil(speed/1000))</text:span></text:p>
          <text:p text:style-name="P1"><text:span text:style-name="T1">WarmupTimer = 0</text:span></text:p>
          <text:p text:style-name="P1"><text:span text:style-name="T1">NewSpeedReq = 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7cm" svg:y1="4.048cm" svg:x2="3.252cm" svg:y2="4.81cm" draw:start-shape="id1" draw:start-glue-point="2" draw:end-shape="id2" draw:end-glue-point="0" svg:d="M7570 4048l-4318 762" svg:viewBox="0 0 4319 763">
          <text:p/>
        </draw:connector>
        <draw:connector draw:style-name="gr5" draw:text-style-name="P3" draw:layer="layout" draw:type="line" svg:x1="7.57cm" svg:y1="4.048cm" svg:x2="8.175cm" svg:y2="4.81cm" draw:start-shape="id1" draw:start-glue-point="2" draw:end-shape="id3" draw:end-glue-point="0" svg:d="M7570 4048l605 762" svg:viewBox="0 0 606 763">
          <text:p/>
        </draw:connector>
        <draw:custom-shape draw:style-name="gr2" draw:text-style-name="P2" xml:id="id4" draw:id="id4" draw:layer="layout" svg:width="4.191cm" svg:height="0.889cm" svg:x="1.127cm" svg:y="6.448cm">
          <text:p text:style-name="P1"><text:span text:style-name="T1">= 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.252cm" svg:y1="5.699cm" svg:x2="3.222cm" svg:y2="6.448cm" draw:start-shape="id2" draw:start-glue-point="2" draw:end-shape="id4" draw:end-glue-point="0" svg:d="M3252 5699l-30 749" svg:viewBox="0 0 31 750">
          <text:p/>
        </draw:connector>
        <draw:custom-shape draw:style-name="gr6" draw:text-style-name="P2" xml:id="id5" draw:id="id5" draw:layer="layout" svg:width="4.011cm" svg:height="0.889cm" svg:x="6.163cm" svg:y="8.747cm">
          <text:p text:style-name="P1"><text:span text:style-name="T1">WarmingUp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7.858cm" svg:x2="8.168cm" svg:y2="8.747cm" draw:start-shape="id3" draw:start-glue-point="2" draw:end-shape="id5" draw:end-glue-point="0" svg:d="M8175 7858l-7 889" svg:viewBox="0 0 8 890">
          <text:p/>
        </draw:connector>
        <draw:custom-shape draw:style-name="gr7" draw:text-style-name="P2" xml:id="id22" draw:id="id22" draw:layer="layout" svg:width="4.191cm" svg:height="1.778cm" svg:x="8.493cm" svg:y="24.749cm">
          <text:p text:style-name="P1"><text:span text:style-name="T1">? speedReq &lt;=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4.191cm" svg:height="2.667cm" svg:x="13.87cm" svg:y="23.86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191cm" svg:height="0.889cm" svg:x="1.228cm" svg:y="10.906cm">
          <text:p text:style-name="P1"><text:span text:style-name="T1">? Speed not valid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.937cm" svg:height="0.889cm" svg:x="6.181cm" svg:y="10.906cm">
          <text:p text:style-name="P1"><text:span text:style-name="T1">? Speed valid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68cm" svg:y1="9.636cm" svg:x2="3.323cm" svg:y2="10.906cm" draw:start-shape="id5" draw:start-glue-point="2" draw:end-shape="id6" draw:end-glue-point="0" svg:d="M8168 9636l-4845 1270" svg:viewBox="0 0 4846 1271">
          <text:p/>
        </draw:connector>
        <draw:connector draw:style-name="gr5" draw:text-style-name="P3" draw:layer="layout" draw:type="line" svg:x1="8.168cm" svg:y1="9.636cm" svg:x2="8.149cm" svg:y2="10.906cm" draw:start-shape="id5" draw:start-glue-point="2" draw:end-shape="id7" draw:end-glue-point="0" svg:d="M8168 9636l-19 1270" svg:viewBox="0 0 20 1271">
          <text:p/>
        </draw:connector>
        <draw:custom-shape draw:style-name="gr10" draw:text-style-name="P2" xml:id="id13" draw:id="id13" draw:layer="layout" svg:width="4.191cm" svg:height="1.143cm" svg:x="1cm" svg:y="12.927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7.366cm" svg:height="2.794cm" svg:x="1.254cm" svg:y="18.526cm">
          <text:p text:style-name="P1"><text:span text:style-name="T1">? constraint == 1 &amp;&amp; warmupTimer &gt; 10800 ||</text:span></text:p>
          <text:p text:style-name="P1"><text:span text:style-name="T1">Constraint &gt; 1 &amp;&amp; warmupTimer &gt; 3600 ?</text:span></text:p>
          <text:p text:style-name="P1"><text:span text:style-name="T1"/></text:p>
          <text:p text:style-name="P1"><text:span text:style-name="T1">warm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191cm" svg:height="1.143cm" svg:x="6.08cm" svg:y="12.927cm">
          <text:p text:style-name="P1"><text:span text:style-name="T1">? constraint &lt;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.429cm" svg:height="1.143cm" svg:x="11.033cm" svg:y="18.526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17.002cm" svg:x2="4.937cm" svg:y2="18.526cm" draw:start-shape="id8" draw:start-glue-point="2" draw:end-shape="id9" draw:end-glue-point="0" svg:d="M8175 17002l-3238 1524" svg:viewBox="0 0 3239 1525">
          <text:p/>
        </draw:connector>
        <draw:connector draw:style-name="gr5" draw:text-style-name="P3" draw:layer="layout" draw:type="line" svg:x1="8.175cm" svg:y1="17.002cm" svg:x2="12.747cm" svg:y2="18.526cm" draw:start-shape="id8" draw:start-glue-point="2" draw:end-shape="id10" draw:end-glue-point="0" svg:d="M8175 17002l4572 1524" svg:viewBox="0 0 4573 1525">
          <text:p/>
        </draw:connector>
        <draw:custom-shape draw:style-name="gr13" draw:text-style-name="P2" xml:id="id12" draw:id="id12" draw:layer="layout" svg:width="4.064cm" svg:height="1.778cm" svg:x="1.127cm" svg:y="15.224cm">
          <text:p text:style-name="P1"><text:span text:style-name="T1"/></text:p>
          <text:p text:style-name="P1"><text:span text:style-name="T1">? speed &lt; </text:span></text:p>
          <text:p text:style-name="P1"><text:span text:style-name="T1">1000*constraint-10 ?</text:span></text:p>
          <text:p text:style-name="P1"><text:span text:style-name="T1"/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191cm" svg:height="1.778cm" svg:x="6.08cm" svg:y="15.224cm">
          <text:p text:style-name="P1"><text:span text:style-name="T1"/></text:p>
          <text:p text:style-name="P1"><text:span text:style-name="T1">? speed &gt;= <text:s/></text:span></text:p>
          <text:p text:style-name="P1"><text:span text:style-name="T1">1000*constraint-10 ?</text:span></text:p>
          <text:p text:style-name="P1"><text:span text:style-name="T1"/></text:p>
          <text:p text:style-name="P1"><text:span text:style-name="T1">Warmup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175cm" svg:y1="14.07cm" svg:x2="3.159cm" svg:y2="15.224cm" draw:start-shape="id11" draw:start-glue-point="2" draw:end-shape="id12" draw:end-glue-point="0" svg:d="M8175 14070l-5016 1154" svg:viewBox="0 0 5017 1155">
          <text:p/>
        </draw:connector>
        <draw:connector draw:style-name="gr5" draw:text-style-name="P3" draw:layer="layout" draw:type="line" svg:x1="8.175cm" svg:y1="14.07cm" svg:x2="8.175cm" svg:y2="15.224cm" draw:start-shape="id11" draw:start-glue-point="2" draw:end-shape="id8" draw:end-glue-point="0" svg:d="M8175 14070v1154" svg:viewBox="0 0 1 1155">
          <text:p/>
        </draw:connector>
        <draw:connector draw:style-name="gr5" draw:text-style-name="P3" draw:layer="layout" draw:type="line" svg:x1="8.149cm" svg:y1="11.795cm" svg:x2="3.095cm" svg:y2="12.927cm" draw:start-shape="id7" draw:start-glue-point="2" draw:end-shape="id13" draw:end-glue-point="0" svg:d="M8149 11795l-5054 1132" svg:viewBox="0 0 5055 1133">
          <text:p/>
        </draw:connector>
        <draw:connector draw:style-name="gr5" draw:text-style-name="P3" draw:layer="layout" draw:type="line" svg:x1="8.149cm" svg:y1="11.795cm" svg:x2="8.175cm" svg:y2="12.927cm" draw:start-shape="id7" draw:start-glue-point="2" draw:end-shape="id11" draw:end-glue-point="0" svg:d="M8149 11795l26 1132" svg:viewBox="0 0 27 1133">
          <text:p/>
        </draw:connector>
        <draw:connector draw:style-name="gr5" draw:text-style-name="P3" draw:layer="layout" draw:type="line" svg:x1="10.207cm" svg:y1="2.27cm" svg:x2="7.57cm" svg:y2="3.159cm" draw:start-shape="id14" draw:start-glue-point="2" draw:end-shape="id1" draw:end-glue-point="0" svg:d="M10207 2270l-2637 889" svg:viewBox="0 0 2638 890">
          <text:p/>
        </draw:connector>
        <draw:connector draw:style-name="gr5" draw:text-style-name="P3" draw:layer="layout" draw:type="line" svg:x1="10.207cm" svg:y1="2.27cm" svg:x2="12.587cm" svg:y2="3.032cm" draw:start-shape="id14" draw:start-glue-point="2" draw:end-shape="id15" draw:end-glue-point="0" svg:d="M10207 2270l2380 762" svg:viewBox="0 0 2381 763">
          <text:p/>
        </draw:connector>
        <draw:custom-shape draw:style-name="gr14" draw:text-style-name="P2" xml:id="id26" draw:id="id26" draw:layer="layout" svg:width="3.937cm" svg:height="2.032cm" svg:x="10.652cm" svg:y="10.271cm">
          <text:p text:style-name="P1"><text:span text:style-name="T1">? NewSpeedReq ?</text:span></text:p>
          <text:p text:style-name="P1"><text:span text:style-name="T1"/></text:p>
          <text:p text:style-name="P1"><text:span text:style-name="T1">SpeedOut = speedReq</text:span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3.937cm" svg:height="0.889cm" svg:x="15.859cm" svg:y="10.525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587cm" svg:y1="4.81cm" svg:x2="12.62cm" svg:y2="5.953cm" draw:start-shape="id15" draw:start-glue-point="2" draw:end-shape="id16" draw:end-glue-point="0" svg:d="M12587 4810l33 1143" svg:viewBox="0 0 34 1144">
          <text:p/>
        </draw:connector>
        <draw:connector draw:style-name="gr5" draw:text-style-name="P3" draw:layer="layout" draw:type="line" svg:x1="12.587cm" svg:y1="4.81cm" svg:x2="17.7cm" svg:y2="5.953cm" draw:start-shape="id15" draw:start-glue-point="2" draw:end-shape="id17" draw:end-glue-point="0" svg:d="M12587 4810l5113 1143" svg:viewBox="0 0 5114 1144">
          <text:p/>
        </draw:connector>
        <draw:custom-shape draw:style-name="gr12" draw:text-style-name="P2" xml:id="id18" draw:id="id18" draw:layer="layout" svg:width="3.429cm" svg:height="1.143cm" svg:x="11.033cm" svg:y="20.304cm">
          <text:p text:style-name="P1"><text:span text:style-name="T1">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3.937cm" svg:height="1.651cm" svg:x="8.62cm" svg:y="22.082cm">
          <text:p text:style-name="P1"><text:span text:style-name="T1">? NewSpeedReq ?</text:span></text:p>
          <text:p text:style-name="P1"><text:span text:style-name="T1"/></text:p>
          <text:p text:style-name="P1"><text:span text:style-name="T1">NewSpeedReq = 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0" draw:id="id20" draw:layer="layout" svg:width="3.937cm" svg:height="0.889cm" svg:x="13.446cm" svg:y="22.082cm">
          <text:p text:style-name="P1"><text:span text:style-name="T1">? ! NewSpeedReq ?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47cm" svg:y1="19.669cm" svg:x2="12.747cm" svg:y2="20.304cm" draw:start-shape="id10" draw:start-glue-point="2" draw:end-shape="id18" draw:end-glue-point="0" svg:d="M12747 19669v635" svg:viewBox="0 0 1 636">
          <text:p/>
        </draw:connector>
        <draw:connector draw:style-name="gr5" draw:text-style-name="P3" draw:layer="layout" draw:type="line" svg:x1="12.747cm" svg:y1="21.447cm" svg:x2="10.588cm" svg:y2="22.082cm" draw:start-shape="id18" draw:start-glue-point="2" draw:end-shape="id19" draw:end-glue-point="0" svg:d="M12747 21447l-2159 635" svg:viewBox="0 0 2160 636">
          <text:p/>
        </draw:connector>
        <draw:connector draw:style-name="gr5" draw:text-style-name="P3" draw:layer="layout" draw:type="line" svg:x1="12.747cm" svg:y1="21.447cm" svg:x2="15.414cm" svg:y2="22.082cm" draw:start-shape="id18" draw:start-glue-point="2" draw:end-shape="id20" draw:end-glue-point="0" svg:d="M12747 21447l2667 635" svg:viewBox="0 0 2668 636">
          <text:p/>
        </draw:connector>
        <draw:connector draw:style-name="gr5" draw:text-style-name="P3" draw:layer="layout" draw:type="line" svg:x1="10.588cm" svg:y1="23.733cm" svg:x2="13.87cm" svg:y2="25.193cm" draw:start-shape="id19" draw:start-glue-point="2" draw:end-shape="id21" svg:d="M10588 23733l3282 1460" svg:viewBox="0 0 3283 1461">
          <text:p/>
        </draw:connector>
        <draw:connector draw:style-name="gr5" draw:text-style-name="P3" draw:layer="layout" draw:type="line" svg:x1="10.588cm" svg:y1="23.733cm" svg:x2="10.588cm" svg:y2="24.749cm" draw:start-shape="id19" draw:start-glue-point="2" draw:end-shape="id22" draw:end-glue-point="0" svg:d="M10588 23733v1016" svg:viewBox="0 0 1 1017">
          <text:p/>
        </draw:connector>
        <draw:custom-shape draw:style-name="gr16" draw:text-style-name="P2" xml:id="id23" draw:id="id23" draw:layer="layout" svg:width="3.556cm" svg:height="1.143cm" svg:x="3.159cm" svg:y="22.59cm"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1.32cm" svg:x2="4.937cm" svg:y2="22.59cm" draw:start-shape="id9" draw:start-glue-point="2" draw:end-shape="id23" draw:end-glue-point="0" svg:d="M4937 21320v1270" svg:viewBox="0 0 1 1271">
          <text:p/>
        </draw:connector>
        <draw:custom-shape draw:style-name="gr17" draw:text-style-name="P2" draw:layer="layout" svg:width="4.191cm" svg:height="1.905cm" svg:x="15.478cm" svg:y="1.508cm">
          <text:p text:style-name="P1"><text:span text:style-name="T1">?? speedReq ??</text:span></text:p>
          <text:p text:style-name="P1"><text:span text:style-name="T1"/></text:p>
          <text:p text:style-name="P1"><text:span text:style-name="T1">NewSpeedReq = 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4" draw:id="id24" draw:layer="layout" svg:width="3.556cm" svg:height="1.143cm" svg:x="3.159cm" svg:y="24.622cm">
          <text:p text:style-name="P1"><text:span text:style-name="T1">= CheckSpeed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937cm" svg:y1="23.733cm" svg:x2="4.937cm" svg:y2="24.622cm" draw:start-shape="id23" draw:start-glue-point="2" draw:end-shape="id24" draw:end-glue-point="0" svg:d="M4937 23733v889" svg:viewBox="0 0 1 890">
          <text:p/>
        </draw:connector>
        <draw:custom-shape draw:style-name="gr7" draw:text-style-name="P2" xml:id="id16" draw:id="id16" draw:layer="layout" svg:width="4.191cm" svg:height="1.778cm" svg:x="10.525cm" svg:y="5.953cm">
          <text:p text:style-name="P1"><text:span text:style-name="T1">? WarmupSave ?</text:span></text:p>
          <text:p text:style-name="P1"><text:span text:style-name="T1"/></text:p>
          <text:p text:style-name="P1"><text:span text:style-name="T1">WarmupSave = 0</text:span></text:p>
          <text:p text:style-name="P1"><text:span text:style-name="T1">NewSpeedReq =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191cm" svg:height="0.889cm" svg:x="15.605cm" svg:y="5.953cm">
          <text:p text:style-name="P1"><text:span text:style-name="T1">? ! WarmupSave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5" draw:id="id25" draw:layer="layout" svg:width="3.937cm" svg:height="0.889cm" svg:x="10.652cm" svg:y="8.493cm">
          <text:p text:style-name="P1"><text:span text:style-name="T1">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2cm" svg:y1="7.731cm" svg:x2="12.62cm" svg:y2="8.493cm" draw:start-shape="id16" draw:start-glue-point="2" draw:end-shape="id25" draw:end-glue-point="0" svg:d="M12620 7731v762" svg:viewBox="0 0 1 763">
          <text:p/>
        </draw:connector>
        <draw:connector draw:style-name="gr5" draw:text-style-name="P3" draw:layer="layout" draw:type="line" svg:x1="12.62cm" svg:y1="9.382cm" svg:x2="12.62cm" svg:y2="10.271cm" draw:start-shape="id25" draw:start-glue-point="2" draw:end-shape="id26" draw:end-glue-point="0" svg:d="M12620 9382v889" svg:viewBox="0 0 1 890">
          <text:p/>
        </draw:connector>
        <draw:connector draw:style-name="gr5" draw:text-style-name="P3" draw:layer="layout" draw:type="line" svg:x1="12.62cm" svg:y1="9.382cm" svg:x2="17.827cm" svg:y2="10.525cm" draw:start-shape="id25" draw:start-glue-point="2" draw:end-shape="id27" draw:end-glue-point="0" svg:d="M12620 9382l5207 1143" svg:viewBox="0 0 5208 1144">
          <text:p/>
        </draw:connector>
        <draw:custom-shape draw:style-name="gr9" draw:text-style-name="P2" xml:id="id28" draw:id="id28" draw:layer="layout" svg:width="3.937cm" svg:height="0.889cm" svg:x="15.732cm" svg:y="7.985cm">
          <text:p text:style-name="P1"><text:span text:style-name="T1">= DriveSpeed: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7cm" svg:y1="6.842cm" svg:x2="17.7cm" svg:y2="7.985cm" draw:start-shape="id17" draw:start-glue-point="2" draw:end-shape="id28" draw:end-glue-point="0" svg:d="M17700 6842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2:22:40.497854891</meta:creation-date>
    <dc:date>2019-07-02T12:24:02.911725597</dc:date>
    <meta:editing-duration>PT23H19M50S</meta:editing-duration>
    <meta:editing-cycles>7</meta:editing-cycles>
    <meta:generator>LibreOffice/5.3.6.1$Linux_X86_64 LibreOffice_project/30$Build-1</meta:generator>
    <meta:print-date>2019-07-01T13:14:32.062351155</meta:print-date>
    <meta:document-statistic meta:object-count="56"/>
  </office:meta>
</office:document-meta>
</file>